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1pt" style:font-size-asian="11pt" style:font-size-complex="11pt"/>
    </style:style>
    <style:style style:name="P3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3cm" svg:y1="3.159cm" svg:x2="6.207cm" svg:y2="3.159cm">
          <text:p/>
        </draw:line>
        <draw:frame draw:style-name="gr2" draw:text-style-name="P2" draw:layer="layout" svg:width="0.917cm" svg:height="0.683cm" svg:x="4.909cm" svg:y="2.524cm">
          <draw:text-box>
            <text:p><text:span text:style-name="T1">+1</text:span></text:p>
          </draw:text-box>
        </draw:frame>
        <draw:line draw:style-name="gr1" draw:text-style-name="P1" draw:layer="layout" svg:x1="7.971cm" svg:y1="3.16cm" svg:x2="9.495cm" svg:y2="3.16cm">
          <text:p/>
        </draw:line>
        <draw:frame draw:style-name="gr2" draw:text-style-name="P2" draw:layer="layout" svg:width="0.917cm" svg:height="0.683cm" svg:x="8.197cm" svg:y="2.525cm">
          <draw:text-box>
            <text:p><text:span text:style-name="T1">+1</text:span></text:p>
          </draw:text-box>
        </draw:frame>
        <draw:custom-shape draw:style-name="gr3" draw:text-style-name="P3" draw:layer="layout" svg:width="1.778cm" svg:height="0.889cm" svg:x="11.222cm" svg:y="4.879cm">
          <text:p text:style-name="P3"><text:span text:style-name="T2">“”</text:span></text:p>
          <text:p text:style-name="P3"><text:span text:style-name="T2">“</text:span><text:span text:style-name="T2">dg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0.652cm" svg:y1="3.413cm" svg:x2="9.001cm" svg:y2="4.81cm">
          <text:p/>
        </draw:line>
        <draw:line draw:style-name="gr1" draw:text-style-name="P1" draw:layer="layout" svg:x1="10.666cm" svg:y1="3.401cm" svg:x2="11.795cm" svg:y2="4.81cm">
          <text:p/>
        </draw:line>
        <draw:custom-shape draw:style-name="gr3" draw:text-style-name="P3" draw:layer="layout" svg:width="1.778cm" svg:height="0.889cm" svg:x="8.124cm" svg:y="6.779cm">
          <text:p text:style-name="P3"><text:span text:style-name="T2">“”</text:span></text:p>
          <text:p text:style-name="P3"><text:span text:style-name="T2">“</text:span><text:span text:style-name="T2">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001cm" svg:y1="5.191cm" svg:x2="9.001cm" svg:y2="6.715cm">
          <text:p/>
        </draw:line>
        <draw:frame draw:style-name="gr2" draw:text-style-name="P2" draw:layer="layout" svg:width="1.171cm" svg:height="0.683cm" svg:x="10.016cm" svg:y="3.6cm">
          <draw:text-box>
            <text:p><text:span text:style-name="T1">max</text:span></text:p>
          </draw:text-box>
        </draw:frame>
        <draw:custom-shape draw:style-name="gr3" draw:text-style-name="P3" draw:layer="layout" svg:width="1.778cm" svg:height="0.889cm" svg:x="8.123cm" svg:y="4.879cm">
          <text:p text:style-name="P3"><text:span text:style-name="T2">“</text:span><text:span text:style-name="T2">g”</text:span></text:p>
          <text:p text:style-name="P3"><text:span text:style-name="T2">“</text:span><text:span text:style-name="T2">g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778cm" svg:height="0.889cm" svg:x="3.032cm" svg:y="2.778cm">
          <text:p text:style-name="P3"><text:span text:style-name="T2">“</text:span><text:span text:style-name="T2">Dog”</text:span></text:p>
          <text:p text:style-name="P3"><text:span text:style-name="T2">“</text:span><text:span text:style-name="T2">Dodg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778cm" svg:height="0.889cm" svg:x="6.233cm" svg:y="2.778cm">
          <text:p text:style-name="P3"><text:span text:style-name="T2">“</text:span><text:span text:style-name="T2">og”</text:span></text:p>
          <text:p text:style-name="P3"><text:span text:style-name="T2">“</text:span><text:span text:style-name="T2">odg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778cm" svg:height="0.889cm" svg:x="9.521cm" svg:y="2.779cm">
          <text:p text:style-name="P3"><text:span text:style-name="T2">“</text:span><text:span text:style-name="T2">g”</text:span></text:p>
          <text:p text:style-name="P3"><text:span text:style-name="T2">“</text:span><text:span text:style-name="T2">dg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917cm" svg:height="0.683cm" svg:x="9.001cm" svg:y="5.826cm">
          <draw:text-box>
            <text:p><text:span text:style-name="T1">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9T12:36:09.223733000</dc:date>
    <meta:document-statistic meta:object-count="15"/>
    <meta:generator>LibreOffice/4.2.8.2$MacOSX_x86 LibreOffice_project/48d50dbfc06349262c9d50868e5c1f630a573ebd</meta:generator>
  </office:meta>
</office:document-meta>
</file>